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5e586" officeooo:paragraph-rsid="0035e586"/>
    </style:style>
    <style:style style:name="P2" style:family="paragraph" style:parent-style-name="Text_20_body">
      <style:text-properties officeooo:rsid="0037be43" officeooo:paragraph-rsid="0037be43"/>
    </style:style>
    <style:style style:name="P3" style:family="paragraph" style:parent-style-name="Text_20_body">
      <style:text-properties officeooo:rsid="0037be43" officeooo:paragraph-rsid="0038549a"/>
    </style:style>
    <style:style style:name="P4" style:family="paragraph" style:parent-style-name="Text_20_body">
      <style:text-properties officeooo:rsid="0037be43" officeooo:paragraph-rsid="0038c293"/>
    </style:style>
    <style:style style:name="P5" style:family="paragraph" style:parent-style-name="Text_20_body">
      <style:text-properties officeooo:rsid="0038549a" officeooo:paragraph-rsid="0038549a"/>
    </style:style>
    <style:style style:name="P6" style:family="paragraph" style:parent-style-name="Text_20_body">
      <style:text-properties officeooo:paragraph-rsid="0038549a"/>
    </style:style>
    <style:style style:name="P7" style:family="paragraph" style:parent-style-name="Text_20_body">
      <style:text-properties officeooo:paragraph-rsid="0038c293"/>
    </style:style>
    <style:style style:name="P8" style:family="paragraph" style:parent-style-name="Heading_20_2">
      <style:text-properties officeooo:paragraph-rsid="002b4ae2"/>
    </style:style>
    <style:style style:name="P9" style:family="paragraph" style:parent-style-name="Heading_20_2">
      <style:text-properties officeooo:paragraph-rsid="0038549a"/>
    </style:style>
    <style:style style:name="P10" style:family="paragraph" style:parent-style-name="Heading_20_2">
      <style:text-properties officeooo:paragraph-rsid="0038c293"/>
    </style:style>
    <style:style style:name="P11" style:family="paragraph" style:parent-style-name="Text_20_body">
      <style:paragraph-properties fo:margin-top="0.101cm" fo:margin-bottom="0.101cm" loext:contextual-spacing="false"/>
      <style:text-properties officeooo:rsid="0037be43" officeooo:paragraph-rsid="0037be43"/>
    </style:style>
    <style:style style:name="P12" style:family="paragraph" style:parent-style-name="Heading_20_3">
      <style:paragraph-properties fo:margin-top="0.101cm" fo:margin-bottom="0.101cm" loext:contextual-spacing="false"/>
    </style:style>
    <style:style style:name="P13" style:family="paragraph" style:parent-style-name="Heading_20_1" style:master-page-name="Right_20_Page">
      <style:paragraph-properties style:page-number="auto"/>
      <style:text-properties officeooo:rsid="00359586" officeooo:paragraph-rsid="00359586"/>
    </style:style>
    <style:style style:name="T1" style:family="text">
      <style:text-properties officeooo:rsid="00359586"/>
    </style:style>
    <style:style style:name="T2" style:family="text">
      <style:text-properties officeooo:rsid="0037be43"/>
    </style:style>
    <style:style style:name="T3" style:family="text">
      <style:text-properties officeooo:rsid="0038549a"/>
    </style:style>
    <style:style style:name="T4" style:family="text">
      <style:text-properties officeooo:rsid="0038c2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1"><text:span text:style-name="T2">My First </text:span>Love</text:h>
      <text:p text:style-name="P8">(<text:span text:style-name="T1">Paper Aeroplanes</text:span>)</text:p>
      <text:p text:style-name="P1">Capo 2</text:p>
      <text:p text:style-name="P12">[VERSE 1]</text:p>
      <text:p text:style-name="P11">D</text:p>
      <text:p text:style-name="Text_20_body">Woke up in the garden shed <text:span text:style-name="T4">c</text:span>urled up on a makeshift bed</text:p>
      <text:p text:style-name="P2">G</text:p>
      <text:p text:style-name="Text_20_body">Our fingers and toes entwined</text:p>
      <text:p text:style-name="P2"><text:span text:style-name="T3">Em</text:span> <text:s text:c="17"/><text:span text:style-name="T3">A</text:span></text:p>
      <text:p text:style-name="Text_20_body">Three drinks and we lost track of the time</text:p>
      <text:p text:style-name="P2">D</text:p>
      <text:p text:style-name="Text_20_body">You said you would never leave</text:p>
      <text:p text:style-name="Text_20_body"><text:s text:c="27"/><text:span text:style-name="T2">G</text:span></text:p>
      <text:p text:style-name="Text_20_body">Carved promises into apple trees, <text:span text:style-name="T3">f</text:span>or me</text:p>
      <text:p text:style-name="P6"><text:s text:c="9"/><text:span text:style-name="T3">Bm <text:s text:c="13"/>G</text:span></text:p>
      <text:p text:style-name="P6">But I am ruthless, I'm a fool</text:p>
      <text:p text:style-name="P6"><text:s text:c="10"/><text:span text:style-name="T2">Em <text:s text:c="14"/>G <text:s text:c="7"/>A</text:span></text:p>
      <text:p text:style-name="Text_20_body">I think I <text:span text:style-name="T4">left </text:span>my heart at school</text:p>
      <text:p text:style-name="Heading_20_2">[Chorus]</text:p>
      <text:p text:style-name="P2">D</text:p>
      <text:p text:style-name="Text_20_body">My first love would have saved the people</text:p>
      <text:p text:style-name="Text_20_body"/>
      <text:p text:style-name="Text_20_body">My first would have parted seas</text:p>
      <text:p text:style-name="P2">G</text:p>
      <text:p text:style-name="Text_20_body">My first love would have sailed to China</text:p>
      <text:p text:style-name="Text_20_body"><text:s text:c="4"/><text:span text:style-name="T2">Em</text:span></text:p>
      <text:p text:style-name="Text_20_body">And back again for me</text:p>
      <text:p text:style-name="P2">D</text:p>
      <text:p text:style-name="Text_20_body">My first love was a fearless soldier</text:p>
      <text:p text:style-name="Text_20_body"/>
      <text:p text:style-name="Text_20_body">My first love would have won hands down</text:p>
      <text:p text:style-name="Text_20_body"><text:s text:c="4"/><text:span text:style-name="T2">G</text:span></text:p>
      <text:p text:style-name="Text_20_body">But he's back there with a wife and children</text:p>
      <text:p text:style-name="P2">Em <text:s text:c="13"/><text:span text:style-name="T3">D</text:span></text:p>
      <text:p text:style-name="Text_20_body">Back in my home town</text:p>
      <text:p text:style-name="Heading_20_2"><text:soft-page-break/>[Verse 2]</text:p>
      <text:p text:style-name="P5">D</text:p>
      <text:p text:style-name="P6">We'd wander about for hours,</text:p>
      <text:p text:style-name="Text_20_body"/>
      <text:p text:style-name="Text_20_body">Brave winter and April showers</text:p>
      <text:p text:style-name="P5">G</text:p>
      <text:p text:style-name="Text_20_body">Broke curfews and household rules</text:p>
      <text:p text:style-name="P5">A</text:p>
      <text:p text:style-name="Text_20_body">I'd climb walls in a party dress for you</text:p>
      <text:p text:style-name="P5">D</text:p>
      <text:p text:style-name="Text_20_body">I knew you would never leave</text:p>
      <text:p text:style-name="Text_20_body"><text:s text:c="38"/><text:span text:style-name="T3">G</text:span></text:p>
      <text:p text:style-name="Text_20_body"><text:span text:style-name="T3">(</text:span>You<text:span text:style-name="T3">)</text:span> wore crosses and hearts upon your sleeve, <text:span text:style-name="T3">f</text:span>or me</text:p>
      <text:p text:style-name="Text_20_body"><text:s text:c="9"/><text:span text:style-name="T3">Bm <text:s text:c="13"/>G</text:span></text:p>
      <text:p text:style-name="Text_20_body">But I am ruthless, I'm a fool</text:p>
      <text:p text:style-name="Text_20_body"><text:s text:c="11"/><text:span text:style-name="T3">Em <text:s text:c="15"/>G <text:s text:c="6"/>A</text:span></text:p>
      <text:p text:style-name="Text_20_body">I left you standing there at school</text:p>
      <text:p text:style-name="P9">[Chorus]</text:p>
      <text:p text:style-name="P3">D</text:p>
      <text:p text:style-name="P6">My first love would have saved the people</text:p>
      <text:p text:style-name="P6"/>
      <text:p text:style-name="P6">My first would have parted seas</text:p>
      <text:p text:style-name="P3">G</text:p>
      <text:p text:style-name="P6">My first love would have sailed to China</text:p>
      <text:p text:style-name="P6"><text:s text:c="4"/><text:span text:style-name="T2">Em</text:span></text:p>
      <text:p text:style-name="P6">And back again for me</text:p>
      <text:p text:style-name="P3">D</text:p>
      <text:p text:style-name="P6">My first love was a fearless soldier</text:p>
      <text:p text:style-name="P6"/>
      <text:p text:style-name="P7">My first love would have <text:span text:style-name="T4">hunted you </text:span>down</text:p>
      <text:p text:style-name="P6"><text:s text:c="4"/><text:span text:style-name="T2">G</text:span></text:p>
      <text:p text:style-name="P6">But he's back there with a wife and children</text:p>
      <text:p text:style-name="P3">Em <text:s text:c="13"/><text:span text:style-name="T3">D</text:span></text:p>
      <text:p text:style-name="P6">Back in my home town</text:p>
      <text:p text:style-name="Heading_20_2">[Bridge]</text:p>
      <text:p text:style-name="Text_20_body"><text:s text:c="13"/><text:span text:style-name="T4">Bm <text:s text:c="16"/>G</text:span></text:p>
      <text:p text:style-name="Text_20_body">And he would call three times a day</text:p>
      <text:p text:style-name="Text_20_body"/>
      <text:p text:style-name="Text_20_body"><text:soft-page-break/><text:s text:c="16"/><text:span text:style-name="T4">Em</text:span></text:p>
      <text:p text:style-name="Text_20_body">When there were no more words</text:p>
      <text:p text:style-name="Text_20_body"><text:s text:c="4"/><text:span text:style-name="T4">D <text:s text:c="19"/>Em</text:span></text:p>
      <text:p text:style-name="Text_20_body">And nothing left to say</text:p>
      <text:p text:style-name="P7"><text:s text:c="9"/><text:span text:style-name="T4">Bm <text:s text:c="13"/>G</text:span></text:p>
      <text:p text:style-name="P7">But I am ruthless, I'm a fool</text:p>
      <text:p text:style-name="P7"><text:s text:c="10"/><text:span text:style-name="T2">Em <text:s text:c="11"/>G <text:s text:c="9"/>A</text:span></text:p>
      <text:p text:style-name="P7">I think I <text:span text:style-name="T3">lost </text:span>my heart at school</text:p>
      <text:p text:style-name="Text_20_body"/>
      <text:p text:style-name="P10">[Chorus]</text:p>
      <text:p text:style-name="P4">D</text:p>
      <text:p text:style-name="P7">My first love would have saved the people</text:p>
      <text:p text:style-name="P7"/>
      <text:p text:style-name="P7">My first would have parted seas</text:p>
      <text:p text:style-name="P4">G</text:p>
      <text:p text:style-name="P7">My first love would have sailed to China</text:p>
      <text:p text:style-name="P7"><text:s text:c="4"/><text:span text:style-name="T2">Em</text:span></text:p>
      <text:p text:style-name="P7">And back again for me</text:p>
      <text:p text:style-name="P4">D</text:p>
      <text:p text:style-name="P7">My first love <text:span text:style-name="T4">had a bow and arrow</text:span></text:p>
      <text:p text:style-name="P7"/>
      <text:p text:style-name="P7">My first love would have <text:span text:style-name="T4">hunted you </text:span>down</text:p>
      <text:p text:style-name="P7"><text:s text:c="4"/><text:span text:style-name="T2">G</text:span></text:p>
      <text:p text:style-name="P7">But he's there, a forgotten stranger</text:p>
      <text:p text:style-name="P4">Em <text:s text:c="13"/><text:span text:style-name="T3">D</text:span></text:p>
      <text:p text:style-name="P7">Back in my home town</text:p>
      <text:p text:style-name="P7"/>
      <text:p text:style-name="Heading_20_3">[Outro]</text:p>
      <text:p text:style-name="Text_20_body">My first love</text:p>
      <text:p text:style-name="Text_20_body">I'll see you around</text:p>
      <text:p text:style-name="Text_20_body">In my home town</text:p>
      <text:p text:style-name="Text_20_body">I'll see you around</text:p>
      <text:p text:style-name="Text_20_body">My first love</text:p>
      <text:p text:style-name="Text_20_body">I'll see you around</text:p>
      <text:p text:style-name="Text_20_body">In my home town</text:p>
      <text:p text:style-name="Text_20_body">I'll see you arou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6M4S</meta:editing-duration>
    <meta:editing-cycles>43</meta:editing-cycles>
    <meta:generator>LibreOffice/6.0.1.1$MacOSX_X86_64 LibreOffice_project/60bfb1526849283ce2491346ed2aa51c465abfe6</meta:generator>
    <dc:title>Lyrics + Chords</dc:title>
    <dc:date>2019-10-28T14:02:00.902263073</dc:date>
    <meta:print-date>2017-04-03T12:23:29.985893000</meta:print-date>
    <meta:document-statistic meta:table-count="0" meta:image-count="0" meta:object-count="0" meta:page-count="3" meta:paragraph-count="99" meta:word-count="406" meta:character-count="2172" meta:non-whitespace-character-count="1493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